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.6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ting up the project repo, initial planning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Total hours</text:p>
          </table:table-cell>
          <table:table-cell table:formula="of:=SUM([.B$1:.B$1048576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23:24:21.331048738</meta:creation-date>
    <dc:date>2024-06-17T23:26:24.064016722</dc:date>
    <meta:editing-duration>PT2M3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